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6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text-properties style:font-name="Segoe UI1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Segoe UI1" fo:font-size="32pt" style:font-size-asian="32pt" style:font-size-complex="32pt"/>
    </style:style>
    <style:style style:name="P7" style:family="paragraph">
      <style:paragraph-properties fo:margin-left="2.062cm" fo:margin-right="0cm" fo:text-align="center" fo:text-indent="-2.062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margin-left="2.062cm" fo:margin-right="0cm" fo:text-align="center" fo:text-indent="-2.062cm"/>
    </style:style>
    <style:style style:name="P9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1" fo:font-size="26pt" style:font-size-asian="26pt" style:font-size-complex="26pt"/>
    </style:style>
    <style:style style:name="P10" style:family="paragraph">
      <style:paragraph-properties fo:margin-left="0.318cm" fo:margin-right="0cm" fo:text-indent="0cm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color="#000000" style:font-name="Segoe UI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style:font-name="Segoe UI1" fo:font-size="32pt" style:font-size-asian="32pt" style:font-size-complex="32pt"/>
    </style:style>
    <style:style style:name="T6" style:family="text">
      <style:text-properties fo:color="#000000" style:font-name="Segoe UI1" fo:font-size="36pt" fo:font-weight="bold" style:font-size-asian="36pt" style:font-weight-asian="bold" style:font-size-complex="36pt" style:font-weight-complex="bold"/>
    </style:style>
    <style:style style:name="T7" style:family="text">
      <style:text-properties style:font-name="Segoe UI1" fo:font-size="26pt" style:font-size-asian="26pt" style:font-size-complex="26pt"/>
    </style:style>
    <style:style style:name="T8" style:family="text">
      <style:text-properties fo:color="#000000" style:font-name="Segoe UI Semibold" fo:font-size="20pt" style:font-size-asian="20pt" style:font-size-complex="20pt"/>
    </style:style>
    <style:style style:name="T9" style:family="text">
      <style:text-properties style:font-name="Segoe UI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063cm" svg:x="1.524cm" svg:y="0.254cm">
          <draw:text-box>
            <text:p text:style-name="P1"><text:span text:style-name="T1">HYMN #834</text:span></text:p>
            <text:p text:style-name="P1"><text:span text:style-name="T2">“</text:span><text:span text:style-name="T2">O God, O Lord of Heaven and Earth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5.146cm" svg:height="7.011cm" svg:x="1.524cm" svg:y="0.609cm">
          <draw:text-box>
            <text:p text:style-name="P4"><text:span text:style-name="T3">1. </text:span><text:span text:style-name="T4">O God, O Lord of heav’n and earth,</text:span><text:span text:style-name="T4"><text:line-break/></text:span><text:span text:style-name="T4">Thy living finger never wrote</text:span><text:span text:style-name="T4"><text:line-break/></text:span><text:span text:style-name="T4">That life should be an aimless mote,</text:span><text:span text:style-name="T4"><text:line-break/></text:span><text:span text:style-name="T4">A deathward drift from futile bir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3" draw:text-style-name="P6" draw:layer="layout" svg:width="25.146cm" svg:height="7.011cm" svg:x="1.475cm" svg:y="0.671cm">
          <draw:text-box>
            <text:p text:style-name="P1"><text:span text:style-name="T4">Thy Word meant life triumphant hurled</text:span><text:span text:style-name="T4"><text:line-break/></text:span><text:span text:style-name="T4">In splendor through Thy broken world.</text:span><text:span text:style-name="T4"><text:line-break/></text:span><text:span text:style-name="T4">Since light awoke and life began,</text:span><text:span text:style-name="T4"><text:line-break/></text:span><text:span text:style-name="T4">Thou hast desired Thy life for ma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5" draw:layer="layout" svg:width="25.146cm" svg:height="7.011cm" svg:x="1.524cm" svg:y="0.254cm">
          <draw:text-box>
            <text:p text:style-name="P4"><text:span text:style-name="T3">2. </text:span><text:span text:style-name="T4">Our fatal will to equal Thee,</text:span></text:p>
            <text:p text:style-name="P7"><text:span text:style-name="T4">Our rebel will wrought death and night.</text:span></text:p>
            <text:p text:style-name="P7"><text:span text:style-name="T4">We seized and used in prideful spite</text:span></text:p>
            <text:p text:style-name="P7"><text:span text:style-name="T4">Thy wondrous gift of libert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3" draw:text-style-name="P6" draw:layer="layout" svg:width="25.146cm" svg:height="7.011cm" svg:x="1.524cm" svg:y="0.254cm">
          <draw:text-box>
            <text:p text:style-name="P1"><text:span text:style-name="T4">We housed us in this house of doom,</text:span></text:p>
            <text:p text:style-name="P8"><text:span text:style-name="T4">Where death had royal scope and room,</text:span></text:p>
            <text:p text:style-name="P8"><text:span text:style-name="T4">Until Thy servant, Prince of Peace,</text:span></text:p>
            <text:p text:style-name="P8"><text:span text:style-name="T4">Breached all its walls for our relea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3" draw:text-style-name="P5" draw:layer="layout" svg:width="25.146cm" svg:height="7.011cm" svg:x="1.451cm" svg:y="1.016cm">
          <draw:text-box>
            <text:p text:style-name="P4"><text:span text:style-name="T4">3. Thou camest to our hall of death,</text:span><text:span text:style-name="T4"><text:line-break/></text:span><text:span text:style-name="T4">O Christ, to breathe our poisoned air,</text:span><text:span text:style-name="T4"><text:line-break/></text:span><text:span text:style-name="T4">To drink for us the dark despair</text:span><text:span text:style-name="T4"><text:line-break/></text:span><text:span text:style-name="T4">That strangled our reluctant brea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3" draw:text-style-name="P6" draw:layer="layout" svg:width="25.146cm" svg:height="7.011cm" svg:x="1.451cm" svg:y="0.646cm">
          <draw:text-box>
            <text:p text:style-name="P1"><text:span text:style-name="T4">How beautiful the feet that trod</text:span><text:span text:style-name="T4"><text:line-break/></text:span><text:span text:style-name="T4">The road that leads us back to God!</text:span><text:span text:style-name="T4"><text:line-break/></text:span><text:span text:style-name="T4">How beautiful the feet that ran</text:span><text:span text:style-name="T4"><text:line-break/></text:span><text:span text:style-name="T4">To bring the great good news to man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4" draw:text-style-name="P9" draw:layer="layout" svg:width="25.654cm" svg:height="8.701cm" svg:x="1.27cm" svg:y="0.762cm">
          <draw:text-box>
            <text:p text:style-name="P1"><text:span text:style-name="T3">4. </text:span><text:span text:style-name="T4">O Spirit, who didst once restore</text:span><text:span text:style-name="T4"><text:line-break/></text:span><text:span text:style-name="T4">Thy Church that it might be again</text:span><text:span text:style-name="T4"><text:line-break/></text:span><text:span text:style-name="T4">The bringer of good news to men,</text:span><text:span text:style-name="T4"><text:line-break/></text:span><text:span text:style-name="T4">Breathe on Thy cloven Church once more,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draw:frame draw:style-name="gr5" draw:text-style-name="P2" draw:layer="layout" svg:width="25.146cm" svg:height="13.96cm" svg:x="1.589cm" svg:y="0.797cm">
          <draw:text-box>
            <text:p text:style-name="P1"><text:span text:style-name="T6">That in these gray and latter days</text:span><text:span text:style-name="T6"><text:line-break/></text:span><text:span text:style-name="T6">There may be those whose life is praise,</text:span><text:span text:style-name="T6"><text:line-break/></text:span><text:span text:style-name="T6">Each life a high doxology</text:span><text:span text:style-name="T6"><text:line-break/></text:span><text:span text:style-name="T6">To Father, Son, and unto Thee.</text:span></text:p>
            <text:p text:style-name="P10"><text:span text:style-name="T7"><text:line-break/></text:span><text:span text:style-name="T7"/></text:p>
            <text:p text:style-name="P10"><text:span text:style-name="T8">© 1967 Augsburg Fortress. </text:span></text:p>
            <text:p text:style-name="P10"><text:span text:style-name="T8">Used by permission:</text:span></text:p>
            <text:p text:style-name="P10"><text:span text:style-name="T8">LSB Hymn License</text:span></text:p>
            <text:p text:style-name="P10"><text:span text:style-name="T8">.NET, no. 100011038.</text:span></text:p>
            <text:p text:style-name="P10"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2T19:33:45.796000000</meta:creation-date>
    <dc:title>Hymn template</dc:title>
    <meta:editing-duration>PT5M22S</meta:editing-duration>
    <meta:editing-cycles>3</meta:editing-cycles>
    <meta:generator>LibreOffice/6.1.3.2$Windows_X86_64 LibreOffice_project/86daf60bf00efa86ad547e59e09d6bb77c699acb</meta:generator>
    <meta:initial-creator>Arthur Hoch</meta:initial-creator>
    <dc:date>2019-01-18T14:59:45.440000000</dc:date>
    <meta:document-statistic meta:object-count="156"/>
    <meta:template xlink:type="simple" xlink:actuate="onRequest" xlink:title="Hymn template" xlink:href="../../AppData/Roaming/LibreOffice/4/user/template/Worship%20Templsates/Hymn%20template.otp" meta:date="2015-06-12T19:33:45.546000000"/>
  </office:meta>
</office:document-meta>
</file>